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Namespace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.Simple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.putAll( Map toMer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Namespac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.put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Namespace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.SimpleNamespace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